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 style:list-style-name="" style:master-page-name="Standard">
      <style:paragraph-properties fo:text-align="center" style:justify-single-word="false" style:page-number="auto"/>
      <style:text-properties fo:color="#000000"/>
    </style:style>
    <style:style style:name="P2" style:family="paragraph" style:parent-style-name="Heading_20_2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lage – Betriebskosten</text:p>
      <text:p text:style-name="Standard"/>
      <text:p text:style-name="Standard">zum Wohnraummietvertrag<text:line-break/>Hauptstraße 15, 66802 Überherrn<text:line-break/></text:p>
      <text:p text:style-name="Standard">Diese Anlage ist Bestandteil des Wohnraummietvertrages.<text:line-break/></text:p>
      <text:p text:style-name="Standard">Die umlagefähigen Betriebskosten richten sich nach § 2 der Betriebskostenverordnung (BetrKV) in der jeweils gültigen Fassung.<text:line-break/></text:p>
      <text:list xml:id="list2593656456605399143" text:style-name="Outline">
        <text:list-item>
          <text:list>
            <text:list-item>
              <text:h text:style-name="P2" text:outline-level="2">1. Allgemeines zur Versorgung</text:h>
            </text:list-item>
          </text:list>
        </text:list-item>
      </text:list>
      <text:p text:style-name="Standard">Die Warmwasserversorgung erfolgt:<text:line-break/>- im Bad über einen elektrischen Durchlauferhitzer<text:line-break/>- in der Küche über ein elektrisches Untertischgerät<text:line-break/><text:line-break/>Der für Warmwasser benötigte Strom wird vom Mieter selbst angemeldet und direkt mit dem Energieversorger abgerechnet und ist nicht Bestandteil der Betriebskostenabrechnung.<text:line-break/><text:line-break/>Die Beheizung erfolgt über eine Zentralheizung.<text:line-break/></text:p>
      <text:list xml:id="list35683236" text:continue-numbering="true" text:style-name="Outline">
        <text:list-item>
          <text:list>
            <text:list-item>
              <text:h text:style-name="P2" text:outline-level="2">2. Heizkosten (Zentralheizung)</text:h>
            </text:list-item>
          </text:list>
        </text:list-item>
      </text:list>
      <text:p text:style-name="Standard">Die Heizkosten werden verbrauchsabhängig je Partei abgerechnet.<text:line-break/>Jede Partei verfügt über eigene Wärmezähler.<text:line-break/>Die Abrechnung erfolgt nach den gesetzlichen Vorgaben (Heizkostenverordnung).<text:line-break/><text:line-break/>Umlagefähig sind insbesondere:<text:line-break/>- Brennstoffkosten<text:line-break/>- Betriebsstrom der Heizungsanlage<text:line-break/>- Wartung und Instandhaltung der Heizungsanlage<text:line-break/>- Emissionsmessungen<text:line-break/>- Kosten der Verbrauchserfassung und Abrechnung<text:line-break/></text:p>
      <text:list xml:id="list35660132" text:continue-numbering="true" text:style-name="Outline">
        <text:list-item>
          <text:list>
            <text:list-item>
              <text:h text:style-name="P2" text:outline-level="2">3. Wasserversorgung</text:h>
            </text:list-item>
          </text:list>
        </text:list-item>
      </text:list>
      <text:p text:style-name="Standard">Die Wasserkosten werden verbrauchsabhängig je Partei abgerechnet.<text:line-break/><text:line-break/>Je Partei sind vorhanden:<text:line-break/>- ein Wasserzähler für die Wohnung<text:line-break/>- ein separater Wasserzähler für die Waschmaschine<text:line-break/><text:line-break/><text:soft-page-break/>Umlagefähig sind:<text:line-break/>- Frischwasserverbrauch<text:line-break/>- Grundgebühren<text:line-break/>- Kosten für Wasserzähler<text:line-break/>- Eichung und Wartung der Messeinrichtungen<text:line-break/></text:p>
      <text:list xml:id="list35660284" text:continue-numbering="true" text:style-name="Outline">
        <text:list-item>
          <text:list>
            <text:list-item>
              <text:h text:style-name="P2" text:outline-level="2">4. Entwässerung</text:h>
            </text:list-item>
          </text:list>
        </text:list-item>
      </text:list>
      <text:p text:style-name="Standard">- Schmutzwassergebühren<text:line-break/>- Niederschlagswasser (soweit umlagefähig)<text:line-break/></text:p>
      <text:list xml:id="list35676569" text:continue-numbering="true" text:style-name="Outline">
        <text:list-item>
          <text:list>
            <text:list-item>
              <text:h text:style-name="P2" text:outline-level="2">5. Öffentliche Lasten des Grundstücks</text:h>
            </text:list-item>
          </text:list>
        </text:list-item>
      </text:list>
      <text:p text:style-name="Standard">- Grundsteuer<text:line-break/></text:p>
      <text:list xml:id="list35674564" text:continue-numbering="true" text:style-name="Outline">
        <text:list-item>
          <text:list>
            <text:list-item>
              <text:h text:style-name="P2" text:outline-level="2">6. Müllentsorgung</text:h>
            </text:list-item>
          </text:list>
        </text:list-item>
      </text:list>
      <text:p text:style-name="Standard">- Hausmüll<text:line-break/>- Bioabfall<text:line-break/>- Papier<text:line-break/>- ggf. Sperrmüll (soweit regelmäßig anfallend)<text:line-break/></text:p>
      <text:list xml:id="list35658417" text:continue-numbering="true" text:style-name="Outline">
        <text:list-item>
          <text:list>
            <text:list-item>
              <text:h text:style-name="P2" text:outline-level="2">7. Straßenreinigung und Winterdienst</text:h>
            </text:list-item>
          </text:list>
        </text:list-item>
      </text:list>
      <text:p text:style-name="Standard">- Öffentliche oder private Straßenreinigung<text:line-break/>- Räum- und Streudienst<text:line-break/></text:p>
      <text:list xml:id="list35663953" text:continue-numbering="true" text:style-name="Outline">
        <text:list-item>
          <text:list>
            <text:list-item>
              <text:h text:style-name="P2" text:outline-level="2">8. Gebäudereinigung und Ungezieferbekämpfung</text:h>
            </text:list-item>
          </text:list>
        </text:list-item>
      </text:list>
      <text:p text:style-name="Standard">- Allgemeine Reinigungsarbeiten<text:line-break/>- Ungezieferbekämpfung bei Bedarf<text:line-break/></text:p>
      <text:list xml:id="list35661865" text:continue-numbering="true" text:style-name="Outline">
        <text:list-item>
          <text:list>
            <text:list-item>
              <text:h text:style-name="P2" text:outline-level="2">9. Gartenpflege</text:h>
            </text:list-item>
          </text:list>
        </text:list-item>
      </text:list>
      <text:p text:style-name="Standard">(soweit gemeinschaftlich genutzt)<text:line-break/>- Pflege von Grünflächen<text:line-break/>- Hecken- und Baumschnitt<text:line-break/>- Rasenpflege<text:line-break/></text:p>
      <text:list xml:id="list35688615" text:continue-numbering="true" text:style-name="Outline">
        <text:list-item>
          <text:list>
            <text:list-item>
              <text:h text:style-name="P2" text:outline-level="2">10. Beleuchtung</text:h>
            </text:list-item>
          </text:list>
        </text:list-item>
      </text:list>
      <text:p text:style-name="Standard">Stromkosten für gemeinschaftlich genutzte Bereiche (z. B. Keller, Außenbeleuchtung)<text:line-break/></text:p>
      <text:list xml:id="list35666059" text:continue-numbering="true" text:style-name="Outline">
        <text:list-item>
          <text:list>
            <text:list-item>
              <text:h text:style-name="P2" text:outline-level="2">11. Schornsteinreinigung</text:h>
            </text:list-item>
          </text:list>
        </text:list-item>
      </text:list>
      <text:p text:style-name="Standard">- Kehr- und Überprüfungskosten<text:line-break/></text:p>
      <text:list xml:id="list35678323" text:continue-numbering="true" text:style-name="Outline">
        <text:list-item>
          <text:list>
            <text:list-item>
              <text:h text:style-name="P2" text:outline-level="2"><text:soft-page-break/>12. Sach- und Haftpflichtversicherungen</text:h>
            </text:list-item>
          </text:list>
        </text:list-item>
      </text:list>
      <text:p text:style-name="Standard">- Gebäudeversicherung<text:line-break/>- Haftpflichtversicherung für das Gebäude<text:line-break/></text:p>
      <text:list xml:id="list35667699" text:continue-numbering="true" text:style-name="Outline">
        <text:list-item>
          <text:list>
            <text:list-item>
              <text:h text:style-name="P2" text:outline-level="2">13. Hausmeister</text:h>
            </text:list-item>
          </text:list>
        </text:list-item>
      </text:list>
      <text:p text:style-name="Standard">(soweit vorhanden)<text:line-break/>- Laufende Hausmeistertätigkeiten<text:line-break/>- Keine Reparatur- oder Verwaltungskosten<text:line-break/></text:p>
      <text:list xml:id="list35664378" text:continue-numbering="true" text:style-name="Outline">
        <text:list-item>
          <text:list>
            <text:list-item>
              <text:h text:style-name="P2" text:outline-level="2">14. Sonstige umlagefähige Betriebskosten</text:h>
            </text:list-item>
          </text:list>
        </text:list-item>
      </text:list>
      <text:p text:style-name="Standard">- Rauchwarnmelder (Miete, Wartung, Prüfung)<text:line-break/>- Mess- und Ablesedienste<text:line-break/>- Sonstige laufende Betriebskosten im Sinne der BetrKV<text:line-break/></text:p>
      <text:list xml:id="list35666370" text:continue-numbering="true" text:style-name="Outline">
        <text:list-item>
          <text:list>
            <text:list-item>
              <text:h text:style-name="P2" text:outline-level="2">15. Abrechnung</text:h>
            </text:list-item>
          </text:list>
        </text:list-item>
      </text:list>
      <text:p text:style-name="Standard">Die Betriebskosten werden jährlich abgerechnet.<text:line-break/>Eine Anpassung der Vorauszahlungen nach Abrechnung ist zulässig.<text:line-break/>Stromkosten für Warmwasser sind nicht Bestandteil der Betriebskostenabrechnung.<text:lin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891cm" fo:margin-bottom="2.491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2</meta:editing-cycles>
    <meta:creation-date>2013-12-23T23:15:00</meta:creation-date>
    <dc:date>2026-04-03T15:39:57.70</dc:date>
    <meta:editing-duration>PT11S</meta:editing-duration>
    <meta:generator>OpenOffice/4.1.15$Win32 OpenOffice.org_project/4115m2$Build-9813</meta:generator>
    <meta:print-date>2026-02-09T08:28:25.46</meta:print-date>
    <meta:document-statistic meta:table-count="0" meta:image-count="0" meta:object-count="0" meta:page-count="3" meta:paragraph-count="34" meta:word-count="322" meta:character-count="269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